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e50f" officeooo:paragraph-rsid="0019fb4f"/>
    </style:style>
    <style:style style:name="P2" style:family="paragraph" style:parent-style-name="Standard">
      <style:paragraph-properties fo:text-align="center" style:justify-single-word="false"/>
      <style:text-properties officeooo:rsid="0016e50f" officeooo:paragraph-rsid="0016e50f"/>
    </style:style>
    <style:style style:name="P3" style:family="paragraph" style:parent-style-name="Standard">
      <style:paragraph-properties fo:text-align="center" style:justify-single-word="false"/>
      <style:text-properties officeooo:rsid="0016e50f" officeooo:paragraph-rsid="0019fb4f"/>
    </style:style>
    <style:style style:name="P4" style:family="paragraph" style:parent-style-name="Standard">
      <style:paragraph-properties fo:text-align="center" style:justify-single-word="false"/>
      <style:text-properties officeooo:rsid="0016e50f" officeooo:paragraph-rsid="001b1db7"/>
    </style:style>
    <style:style style:name="T1" style:family="text">
      <style:text-properties officeooo:rsid="0019fb4f"/>
    </style:style>
    <style:style style:name="T2" style:family="text">
      <style:text-properties officeooo:rsid="001b1d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MARCOS DAS REUNIÕES</text:span><text:tab/></text:p>
      <text:p text:style-name="P2"/>
      <text:p text:style-name="P2"/>
      <text:p text:style-name="P2">OPEN LAB</text:p>
      <text:p text:style-name="P2">15/09/2021</text:p>
      <text:p text:style-name="P2"/>
      <text:p text:style-name="P4">Lucas - 17h42</text:p>
      <text:p text:style-name="P2">Luiz – 17h29</text:p>
      <text:p text:style-name="P3">Pedro - <text:span text:style-name="T1">18h36</text:span></text:p>
      <text:p text:style-name="P2">Matheus - <text:span text:style-name="T1">FALTOU</text:span></text:p>
      <text:p text:style-name="P3">Vinicius – 17h52</text:p>
      <text:p text:style-name="P3"/>
      <text:p text:style-name="P3">________________________________________________________________________________</text:p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7:39:23.596247037</meta:creation-date>
    <dc:date>2021-09-15T20:52:10.497289681</dc:date>
    <meta:editing-duration>PT2H29M1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9" meta:word-count="20" meta:character-count="188" meta:non-whitespace-character-count="174"/>
  </office:meta>
</office:document-meta>
</file>